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99a" officeooo:paragraph-rsid="0008599a"/>
    </style:style>
    <style:style style:name="P2" style:family="paragraph" style:parent-style-name="Standard">
      <style:text-properties officeooo:paragraph-rsid="0008599a"/>
    </style:style>
    <style:style style:name="P3" style:family="paragraph" style:parent-style-name="Standard">
      <style:text-properties officeooo:rsid="000956a5" officeooo:paragraph-rsid="000956a5"/>
    </style:style>
    <style:style style:name="T1" style:family="text">
      <style:text-properties officeooo:rsid="0008599a"/>
    </style:style>
    <style:style style:name="T2" style:family="text">
      <style:text-properties fo:font-variant="normal" fo:text-transform="none" fo:color="#d1d5db" style:font-name="S hne" fo:font-size="12pt" fo:letter-spacing="normal" fo:font-style="normal" fo:font-weight="normal"/>
    </style:style>
    <style:style style:name="T3" style:family="text">
      <style:text-properties fo:font-variant="normal" fo:text-transform="none" fo:color="#d1d5db" style:font-name="S hne"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d1d5db" style:font-name="S hne" fo:font-size="12pt" fo:letter-spacing="normal" fo:font-style="normal" style:text-underline-style="none" fo:font-weight="normal"/>
    </style:style>
    <style:style style:name="T5" style:family="text">
      <style:text-properties fo:font-variant="normal" fo:text-transform="none" fo:color="#d1d5db" style:font-name="S hne" fo:font-size="12pt" fo:letter-spacing="normal" fo:font-style="normal" style:text-underline-style="none" fo:font-weight="normal" style:font-weight-asian="normal" style:font-weight-complex="normal"/>
    </style:style>
    <style:style style:name="T6" style:family="text">
      <style:text-properties fo:font-variant="normal" fo:text-transform="none" fo:color="#d1d5db" style:font-name="S hne" fo:font-size="12pt" fo:letter-spacing="normal" fo:font-style="normal" style:text-underline-style="none" fo:font-weight="bold" style:font-weight-asian="bold" style:font-weight-complex="bold"/>
    </style:style>
    <style:style style:name="T7" style:family="text">
      <style:text-properties fo:font-variant="normal" fo:text-transform="none" fo:color="#000000" style:font-name="S hne" fo:font-size="12pt" fo:letter-spacing="normal" fo:font-style="normal" style:text-underline-style="none" fo:font-weight="normal" style:font-weight-asian="normal" style:font-weight-complex="normal"/>
    </style:style>
    <style:style style:name="T8" style:family="text">
      <style:text-properties fo:font-variant="normal" fo:text-transform="none" fo:color="#000000" style:font-name="Liberation Serif" fo:font-size="12pt" fo:letter-spacing="normal" fo:font-style="normal" style:text-underline-style="none" fo:font-weight="normal"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PPI Araştırma<text:line-break/></text:p>
      <text:p text:style-name="P1">MPPI (Model Predictive Path Integral) kontrolü, bir sistem veya robotun belirli bir süre içinde belirli bir performans ölçütüne (genellikle maliyet fonksiyonuna) göre en uygun hareket planını üretmek için kullanılan bir kontrol stratejisidir. MPPI kontrolünün tarihçesi, öncelikle robotik alanında ortaya çıkmıştır. Araştırmacılar, robotik manipülasyon, otonom navigasyon ve hareket planlaması gibi alanlarda MPPI kontrolünü kullanmışlardır. MPPI kontrolü, daha sonra otomotiv, havacılık ve uzay, enerji sistemleri gibi çeşitli endüstriyel uygulama alanlarına da yayılmıştır. MPPI kontrolünün bazı ana kullanım alanları:</text:p>
      <text:p text:style-name="P1"/>
      <text:p text:style-name="P1">-Robotik Manipülasyon: MPPI kontrolü, robotik kolların ve manipülatörlerin hassas ve hızlı hareketlerini planlamak ve kontrol etmek için kullanılabilir. Örneğin, endüstriyel robotlar, cerrahi robotlar veya insansız hava araçları (drone'lar) için hareket planlaması için MPPI kontrolü kullanılabilir.</text:p>
      <text:p text:style-name="P1"/>
      <text:p text:style-name="P1">-Otomotiv Sistemleri: Otomobil endüstrisinde, MPPI kontrolü, otomobilin hareketini optimize etmek ve enerji verimliliğini artırmak için kullanılabilir. Örneğin, elektrikli araçların enerji tüketimini azaltmak veya hibrit araçlarda içten yanmalı motor ve elektrik motoru arasında güç dağıtımını optimize etmek için MPPI kontrolü uygulanabilir.</text:p>
      <text:p text:style-name="P1"/>
      <text:p text:style-name="P1">-Havacılık ve Uzay: Uçakların ve uzay araçlarının uçuş kontrolünde MPPI kontrolü kullanılabilir. Bu kontrol stratejisi, uçuş performansını iyileştirmek, yakıt tüketimini azaltmak ve hava aracının istenen yörüngede veya rotada kalmasını sağlamak için kullanılabilir.</text:p>
      <text:p text:style-name="P1"/>
      <text:p text:style-name="P1">-Robotik Gezgin Sistemler: Özerk robotların navigasyonunda ve hareket planlamasında MPPI kontrolü etkin bir şekilde kullanılabilir. Örneğin, insansız hava araçları (drone'lar), denizaltılar veya hareketli robotik sistemler için MPPI kontrolü kullanılabilir.</text:p>
      <text:p text:style-name="P1"/>
      <text:p text:style-name="P1">Türleri:<text:line-break/><text:line-break/>Lineer Olmayan MPPI: Lineer olmayan sistemlerin kontrolünde kullanılan bir MPPI türüdür. Lineer olmayan dinamik modellerin tahminini ve optimizasyonunu gerçekleştirerek, doğrusal olmayan sistemlerin hareket planlamasını ve kontrolünü sağlar.</text:p>
      <text:p text:style-name="P1"/>
      <text:p text:style-name="P1">Ölçeklenebilir MPPI: Büyük ölçekli sistemlerin kontrolünde kullanılan bir MPPI türüdür. Ölçeklenebilir MPPI, çok boyutlu sistemlerin hareket planlamasını ve kontrolünü gerçekleştirebilir ve geniş sistemlerdeki hesaplama yükünü azaltarak daha hızlı ve etkili bir şekilde çalışabilir.</text:p>
      <text:p text:style-name="P1"/>
      <text:p text:style-name="P1">Dağıtılmış MPPI: Birden fazla ajan veya robotun işbirliği içinde hareket etmesi gereken senaryolarda kullanılan bir MPPI türüdür. Dağıtılmış MPPI kontrolü, ajanlar arasındaki iletişimi ve bilgi paylaşımını optimize ederek ortak bir hareket planı oluşturulmasını sağlar.</text:p>
      <text:p text:style-name="P1"/>
      <text:p text:style-name="P1">Model Tahmini Hesaplama Süresi Dikkate Alan MPPI: MPPI kontrolünün gerçek zamanlı uygulanmasını sağlamak için hesaplama süresini dikkate alan bir türdür. Hesaplama süresi, model tahmini ve optimizasyon adımlarının süresini sınırlamak için optimize edilir ve hızlı yanıtların sağlanmasını sağlar.</text:p>
      <text:p text:style-name="P1"/>
      <text:p text:style-name="P1">MPPI kontrolü, bir sistem veya robotun dinamik modelini kullanarak gelecekteki hareketleri tahmin eder ve bir performans ölçütüne dayalı olarak en iyi hareket planını üretir. Bu kontrol stratejisi, gerçek zamanlı uygulamalarda bile karmaşık ve optimize edilmiş hareketlerin gerçekleştirilmesine izin verir.</text:p>
      <text:p text:style-name="P1"/>
      <text:p text:style-name="P1"><text:soft-page-break/>MPC Kontrolü nedir?<text:line-break/><text:line-break/>MPC (Model Predictive Control), bir süreklilik kontrol stratejisidir ve bir sistemin veya sürecin gelecekteki davranışını tahmin ederek en uygun kontrol sinyallerini üretmek için matematiksel bir model kullanır.</text:p>
      <text:p text:style-name="P1"/>
      <text:p text:style-name="P1">MPC kontrolü, gerçek zamanlı olarak çalışan bir kontrol algoritmasıdır ve sistemin mevcut durumunu izleyerek gelecekteki bir zaman aralığı boyunca en iyi kontrol hareketini hesaplar. Sürekli zamanlı bir matematiksel modeli kullanarak gelecekteki durumu tahmin eder ve bu tahmini optimize etmek için bir performans ölçütü veya maliyet fonksiyonu kullanır.</text:p>
      <text:p text:style-name="P1"/>
      <text:p text:style-name="P1">MPC kontrolünün temel adımları şunlardır:</text:p>
      <text:p text:style-name="P1"/>
      <text:p text:style-name="P1">Durum Gözlemi: Sistemin veya sürecin mevcut durumunu gözlemleyerek gerçek zamanlı verileri elde eder.</text:p>
      <text:p text:style-name="P1"/>
      <text:p text:style-name="P1">Durum Tahmini: Mevcut durumdan başlayarak matematiksel modeli kullanarak gelecekteki durumu tahmin eder. Bu tahmin, belirli bir zaman aralığı boyunca gerçekleşecek olan sistem değişkenlerini içerir.</text:p>
      <text:p text:style-name="P1"/>
      <text:p text:style-name="P1">Optimal Kontrol Hesaplama: Tahmin edilen durumu ve sistem davranışını optimize etmek için bir performans ölçütü kullanarak en iyi kontrol hareketini hesaplar. Bu, genellikle bir maliyet fonksiyonunu minimize etmeyi veya maksimize etmeyi içerir.</text:p>
      <text:p text:style-name="P1"/>
      <text:p text:style-name="P1">Kontrol Sinyallerinin Uygulanması: Optimal kontrol hareketini elde ettikten sonra, sistem üzerinde gerçek zamanlı olarak uygulanacak kontrol sinyallerini belirler.</text:p>
      <text:p text:style-name="P1"/>
      <text:p text:style-name="P1">Yeniden Optimizasyon: Süreklilik sağlamak için MPC kontrolü sürekli olarak tekrarlanır. Gerçek zamanlı verileri günceller, tahminleri yeniden hesaplar ve yeni kontrol sinyallerini üretir.</text:p>
      <text:p text:style-name="P1"/>
      <text:p text:style-name="P1">MPC kontrolü, birçok endüstriyel uygulama alanında kullanılır, örneğin kimyasal süreçler, enerji sistemleri, otomotiv sistemler, robotik sistemler ve havacılık. Bu kontrol stratejisi, istenen performansı elde etmek ve sistem değişkenlerini hassas bir şekilde kontrol etmek için etkili bir yöntemdir.</text:p>
      <text:p text:style-name="P1"/>
      <text:p text:style-name="P2"><text:span text:style-name="T1">MPC ile MPPI farkları iyi ve kötü yanları nelerdir?<text:line-break/><text:line-break/></text:span><text:span text:style-name="T8">Model Gereksinimi: MPC kontrolü, sistemin matematiksel bir modelini gerektirir. Bu model, sistemin davranışını doğru bir şekilde tanımlayan denklemlerden oluşur. Öte yandan, MPPI kontrolü, sistemin dinamik modelini tam olarak bilmek yerine, modelin tahmin edilmesine dayanır. MPPI, gerçek zamanlı verileri kullanarak sistem davranışını tahmin eder ve bu tahmini optimize eder.</text:span></text:p>
      <text:p text:style-name="P2"><text:span text:style-name="T8"/></text:p>
      <text:p text:style-name="P2"><text:span text:style-name="T8">Hareket Planlama Yaklaşımı: MPC kontrolü, gelecekteki belirli bir zaman aralığı boyunca en uygun kontrol sinyallerini hesaplamak için bir matematiksel modeli kullanır. MPC, genellikle dinamik programlama veya optimize edilmiş bir kontrol sinyali arama problemi olarak formüle edilir. Öte yandan, MPPI kontrolü, bir performans ölçütüne (maliyet fonksiyonuna) dayalı olarak en iyi hareket planını elde etmek için bir yol integrali (path integral) yaklaşımını kullanır. MPPI, birçok örneklenmiş yol üzerinde entegrasyon yaparak en iyisini seçer.</text:span></text:p>
      <text:p text:style-name="P2"><text:span text:style-name="T8"/></text:p>
      <text:p text:style-name="P2"><text:span text:style-name="T8">Hesaplama Süresi: MPC kontrolü, gerçek zamanlı uygulamalar için genellikle daha hızlıdır. Çünkü MPC, genellikle sınırlı bir zaman diliminde optimizasyon problemini çözer ve ardışık kontrol </text:span><text:soft-page-break/><text:span text:style-name="T8">sinyallerini hesaplar. Bununla birlikte, MPPI kontrolü, yol integrali yaklaşımının kullanılması nedeniyle hesaplama süresi daha uzun olabilir. MPPI, birçok örneklenmiş yol üzerinde entegrasyon yapar ve bu entegrasyon süreci daha fazla hesaplama gücü gerektirebilir.</text:span></text:p>
      <text:p text:style-name="P2"><text:span text:style-name="T8"/></text:p>
      <text:p text:style-name="P2"><text:span text:style-name="T8">Uygulama Alanları: MPC kontrolü, geniş bir endüstriyel uygulama alanına sahiptir ve genellikle kimyasal süreçler, enerji sistemleri, otomotiv sistemleri gibi sistemlerin kontrolünde kullanılır. Öte yandan, MPPI kontrolü genellikle robotik sistemler, manipülasyon, otonom navigasyon ve hareket planlaması gibi alanlarda kullanılır. MPPI, özellikle dinamik sistemlerin yol takibi ve hassas hareketlerin planlanması için uygundur.</text:span></text:p>
      <text:p text:style-name="P2"><text:span text:style-name="T8"/></text:p>
      <text:p text:style-name="P2"><text:span text:style-name="T8">MPC kontrolü, hızlı ve hassas kontrol gerektiren sistemlerde tercih edilirken, MPPI kontrolü daha çok robotik sistemlerin hareket planlaması ve yol takibi gibi uygulamalarda kullanılır.</text:span></text:p>
      <text:p text:style-name="P2"><text:span text:style-name="T8"/></text:p>
      <text:p text:style-name="P3"><text:span text:style-name="T8">Yapılmış çalışmalar, örnek makale linkleri:</text:span></text:p>
      <text:p text:style-name="P3"><text:span text:style-name="T8"/></text:p>
      <text:p text:style-name="P3"><text:a xlink:type="simple" xlink:href="https://ieeexplore.ieee.org/document/7989202" text:style-name="Internet_20_link" text:visited-style-name="Visited_20_Internet_20_Link">https://ieeexplore.ieee.org/document/7989202</text:a></text:p>
      <text:p text:style-name="P3"/>
      <text:p text:style-name="P3"><text:a xlink:type="simple" xlink:href="https://ieeexplore.ieee.org/abstract/document/7487277" text:style-name="Internet_20_link" text:visited-style-name="Visited_20_Internet_20_Link">https://ieeexplore.ieee.org/abstract/document/7487277</text:a></text:p>
      <text:p text:style-name="P3"/>
      <text:p text:style-name="P3"><text:a xlink:type="simple" xlink:href="https://www-sop.inria.fr/members/Philippe.Martinet/publis/2020/icarcv20-ihab.pdf" text:style-name="Internet_20_link" text:visited-style-name="Visited_20_Internet_20_Link">https://www-sop.inria.fr/members/Philippe.Martinet/publis/2020/icarcv20-ihab.pdf</text:a></text:p>
      <text:p text:style-name="P3"/>
      <text:p text:style-name="P3"><text:a xlink:type="simple" xlink:href="https://arxiv.org/pdf/2209.12842v1.pdf" text:style-name="Internet_20_link" text:visited-style-name="Visited_20_Internet_20_Link">https://arxiv.org/pdf/2209.12842v1.pdf</text:a></text:p>
      <text:p text:style-name="P3"/>
      <text:p text:style-name="P3"><text:a xlink:type="simple" xlink:href="https://arxiv.org/pdf/2102.09027.pdf" text:style-name="Internet_20_link" text:visited-style-name="Visited_20_Internet_20_Link">https://arxiv.org/pdf/2102.09027.pdf</text:a></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2T14:38:31.798669603</meta:creation-date>
    <dc:date>2023-07-12T15:30:18.378032054</dc:date>
    <meta:editing-duration>PT21M5S</meta:editing-duration>
    <meta:editing-cycles>2</meta:editing-cycles>
    <meta:generator>LibreOffice/6.4.7.2$Linux_X86_64 LibreOffice_project/40$Build-2</meta:generator>
    <meta:document-statistic meta:table-count="0" meta:image-count="0" meta:object-count="0" meta:page-count="3" meta:paragraph-count="31" meta:word-count="881" meta:character-count="7351" meta:non-whitespace-character-count="6497"/>
  </office:meta>
</office:document-meta>
</file>